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fo:font-weight="bold" officeooo:rsid="00119c96" officeooo:paragraph-rsid="000f5422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Arial" fo:font-size="15pt" fo:font-weight="bold" officeooo:rsid="00119c96" officeooo:paragraph-rsid="0010ac5c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Arial" fo:font-size="15pt" fo:font-weight="bold" officeooo:rsid="0010ac5c" officeooo:paragraph-rsid="0010ac5c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119c96" officeooo:paragraph-rsid="000f5422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8853" style:font-weight-asian="normal" style:font-weight-complex="normal"/>
    </style:style>
    <style:style style:name="T3" style:family="text">
      <style:text-properties fo:font-weight="normal" officeooo:rsid="0020f732" style:font-weight-asian="normal" style:font-weight-complex="normal"/>
    </style:style>
    <style:style style:name="T4" style:family="text">
      <style:text-properties fo:font-weight="normal" officeooo:rsid="001b7e00" style:font-weight-asian="normal" style:font-weight-complex="normal"/>
    </style:style>
    <style:style style:name="T5" style:family="text">
      <style:text-properties fo:font-weight="normal" officeooo:rsid="001dffaa" style:font-weight-asian="normal" style:font-weight-complex="normal"/>
    </style:style>
    <style:style style:name="T6" style:family="text">
      <style:text-properties fo:font-weight="normal" officeooo:rsid="0010ac5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ório de experiência no uso das técnicas <text:span text:style-name="T4">(</text:span><text:span text:style-name="T1">usamos alguma além de XP?</text:span><text:span text:style-name="T4">)</text:span></text:p>
      <text:p text:style-name="P1"><text:span text:style-name="T4"/></text:p>
      <text:p text:style-name="P1"><text:span text:style-name="T4"><text:tab/></text:span></text:p>
      <text:p text:style-name="P1"><text:span text:style-name="T4"><text:tab/></text:span><text:span text:style-name="T5">No nosso projeto procuramos executar as atividades seguindo ao máximo a técnica de XP, </text:span><text:span text:style-name="T2">movendo nossas práticas. Grande vantagem dele foi no sentido de ser mais leve e focado em pessoas visando a qualidade, além de descartar coisas pesadas com relação à documentação, burocracia e processos pesados.</text:span></text:p>
      <text:p text:style-name="P1"><text:span text:style-name="T2"><text:tab/></text:span><text:span text:style-name="T6">De XP usamos uma sequência de execução:</text:span></text:p>
      <text:p text:style-name="P1"><text:span text:style-name="T6"><text:tab/><text:tab/>Jogo do planejamento</text:span></text:p>
      <text:p text:style-name="P2"><text:span text:style-name="T6"><text:tab/><text:tab/>Programação em pares</text:span></text:p>
      <text:p text:style-name="P3"><text:span text:style-name="T1"><text:tab/><text:tab/>Testes</text:span></text:p>
      <text:p text:style-name="P2"><text:span text:style-name="T6"><text:tab/><text:tab/>Simplificação de projeto </text:span></text:p>
      <text:p text:style-name="P2"><text:span text:style-name="T6"><text:tab/><text:tab/>Refatoração(melhorar código sem alterar funcionalidade)</text:span></text:p>
      <text:p text:style-name="P2"><text:span text:style-name="T6"><text:tab/><text:tab/>Propriedade coletiva </text:span></text:p>
      <text:p text:style-name="P2"><text:span text:style-name="T6"><text:tab/><text:tab/>Cliente presente</text:span></text:p>
      <text:p text:style-name="P2"><text:span text:style-name="T6"><text:tab/><text:tab/>Padrão de codificação</text:span></text:p>
      <text:p text:style-name="P2"><text:span text:style-name="T6"><text:tab/><text:tab/>Reunião(no caso não conseguimos fazer reunião diária, mas semanal, ou duas vezes na semana para discutir o que havia sendo feito) </text:span></text:p>
      <text:p text:style-name="P2"><text:span text:style-name="T6"/></text:p>
      <text:p text:style-name="P1"><text:span text:style-name="T2"><text:tab/>Com relação ao uso de outras técnicas, não podemos dizer especificamente que usamos outra, já que pode ser inclusa na técnica de XP. Porém, com relação a TDD, podemos dizer que na segunda parte do trabalho tentamos usar desenvolvimento </text:span><text:span text:style-name="T3">orientado a teste (por conta dos testes unitários), porém começou alterar o desempenho do desenvolvimento com relação ao tempo de execuçã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23:50.147000000</meta:creation-date>
    <dc:date>2017-06-28T10:33:27.238000000</dc:date>
    <meta:editing-duration>PT9M36S</meta:editing-duration>
    <meta:editing-cycles>2</meta:editing-cycles>
    <meta:generator>LibreOffice/5.3.3.2$Windows_x86 LibreOffice_project/3d9a8b4b4e538a85e0782bd6c2d430bafe583448</meta:generator>
    <meta:document-statistic meta:table-count="0" meta:image-count="0" meta:object-count="0" meta:page-count="1" meta:paragraph-count="14" meta:word-count="169" meta:character-count="1121" meta:non-whitespace-character-count="939"/>
  </office:meta>
</office:document-meta>
</file>